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erConfi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Config.contains( String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Config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ndererConfig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Config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Config.getMarkup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Confi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Config.setMarkupConfig( MarkupConfig markup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